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/settings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media-type="application/vnd.oasis.opendocument.formula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media-type="application/vnd.oasis.opendocument.formula"/>
  <manifest:file-entry manifest:full-path="style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layout-cache" manifest:media-type="application/binary"/>
  <manifest:file-entry manifest:full-path="Object 24/content.xml" manifest:media-type="text/xml"/>
  <manifest:file-entry manifest:full-path="Object 24/settings.xml" manifest:media-type="text/xml"/>
  <manifest:file-entry manifest:full-path="Object 24/" manifest:media-type="application/vnd.oasis.opendocument.formula"/>
  <manifest:file-entry manifest:full-path="Thumbnails/thumbnail.png" manifest:media-type="image/png"/>
  <manifest:file-entry manifest:full-path="Object 30/content.xml" manifest:media-type="text/xml"/>
  <manifest:file-entry manifest:full-path="Object 30/settings.xml" manifest:media-type="text/xml"/>
  <manifest:file-entry manifest:full-path="Object 30/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content.xml" manifest:media-type="text/xml"/>
  <manifest:file-entry manifest:full-path="Object 19/settings.xml" manifest:media-type="text/xml"/>
  <manifest:file-entry manifest:full-path="Object 19/content.xml" manifest:media-type="text/xml"/>
  <manifest:file-entry manifest:full-path="Object 19/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9021in" fo:margin-left="0in" fo:margin-right="-0.0021in" table:align="margins"/>
    </style:style>
    <style:style style:name="Table1.A" style:family="table-column">
      <style:table-column-properties style:column-width="1.2826in" style:rel-column-width="10636*"/>
    </style:style>
    <style:style style:name="Table1.B" style:family="table-column">
      <style:table-column-properties style:column-width="2.7285in" style:rel-column-width="22626*"/>
    </style:style>
    <style:style style:name="Table1.C" style:family="table-column">
      <style:table-column-properties style:column-width="3.8917in" style:rel-column-width="3227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9021in" fo:margin-left="0in" fo:margin-right="-0.0021in" table:align="margins"/>
    </style:style>
    <style:style style:name="Table2.A" style:family="table-column">
      <style:table-column-properties style:column-width="1.2819in" style:rel-column-width="10632*"/>
    </style:style>
    <style:style style:name="Table2.B" style:family="table-column">
      <style:table-column-properties style:column-width="2.7285in" style:rel-column-width="22631*"/>
    </style:style>
    <style:style style:name="Table2.C" style:family="table-column">
      <style:table-column-properties style:column-width="3.891in" style:rel-column-width="32272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0382in"/>
    </style:style>
    <style:style style:name="Table3" style:family="table">
      <style:table-properties style:width="7.9021in" fo:margin-left="0in" fo:margin-right="-0.0021in" fo:break-before="page" table:align="margins"/>
    </style:style>
    <style:style style:name="Table3.A" style:family="table-column">
      <style:table-column-properties style:column-width="1.2826in" style:rel-column-width="10636*"/>
    </style:style>
    <style:style style:name="Table3.B" style:family="table-column">
      <style:table-column-properties style:column-width="2.7285in" style:rel-column-width="22626*"/>
    </style:style>
    <style:style style:name="Table3.C" style:family="table-column">
      <style:table-column-properties style:column-width="3.8917in" style:rel-column-width="32273*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style:writing-mode="lr-tb"/>
      <style:text-properties officeooo:paragraph-rsid="001fb767"/>
    </style:style>
    <style:style style:name="P2" style:family="paragraph" style:parent-style-name="Text_20_body">
      <style:paragraph-properties style:writing-mode="lr-tb"/>
      <style:text-properties fo:font-size="6pt" style:font-size-asian="6pt" style:font-size-complex="6pt"/>
    </style:style>
    <style:style style:name="P3" style:family="paragraph" style:parent-style-name="Horizontal_20_Line">
      <style:text-properties fo:font-size="6pt" officeooo:paragraph-rsid="001fb767" style:font-size-asian="6pt" style:font-size-complex="6pt"/>
    </style:style>
    <style:style style:name="P4" style:family="paragraph" style:parent-style-name="Standard">
      <style:paragraph-properties style:text-autospace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e2d7d" style:font-size-asian="10pt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ttribution-ShareAlike 3.0 United States" text:name="License Name"/>
        <text:user-field-decl office:value-type="string" office:string-value="http://creativecommons.org/licenses/by-sa/3.0/us/" text:name="License URL"/>
      </text:user-field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Wave in Low loss Dielectric</text:p>
          </table:table-cell>
          <table:table-cell table:style-name="Table1.C1" office:value-type="string">
            <text:p text:style-name="Table_20_Contents">Wave in Low Loss Transmission line</text:p>
          </table:table-cell>
        </table:table-row>
        <table:table-row>
          <table:table-cell table:style-name="Table1.A2" office:value-type="string">
            <text:p text:style-name="Table_20_Contents">Velocity</text:p>
          </table:table-cell>
          <table:table-cell table:style-name="Table1.A2" office:value-type="string">
            <text:p text:style-name="Table_20_Contents"><draw:frame draw:style-name="fr2" draw:name="Object1" text:anchor-type="as-char" svg:width="0.7083in" svg:height="0.4075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2" draw:name="Object9" text:anchor-type="as-char" svg:width="0.7425in" svg:height="0.4075in" draw:z-index="4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Wavenumber</text:p>
          </table:table-cell>
          <table:table-cell table:style-name="Table1.A2" office:value-type="string">
            <text:p text:style-name="Table_20_Contents"><draw:frame draw:style-name="fr2" draw:name="Object2" text:anchor-type="as-char" svg:width="0.5756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2" draw:name="Object7" text:anchor-type="as-char" svg:width="0.5756in" svg:height="0.3929in" draw:z-index="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Impedance</text:p>
          </table:table-cell>
          <table:table-cell table:style-name="Table1.A2" office:value-type="string">
            <text:p text:style-name="Table_20_Contents"><draw:frame draw:style-name="fr1" draw:name="Object3" text:anchor-type="as-char" svg:y="0in" svg:width="1.4543in" svg:height="0.4535in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Object8" text:anchor-type="as-char" svg:y="0in" svg:width="1.5819in" svg:height="0.428in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Loss Tangent</text:p>
          </table:table-cell>
          <table:table-cell table:style-name="Table1.A2" office:value-type="string">
            <text:p text:style-name="Table_20_Contents"><draw:frame draw:style-name="fr1" draw:name="Object4" text:anchor-type="as-char" svg:y="0in" svg:width="0.9508in" svg:height="0.3992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Object14" text:anchor-type="as-char" svg:y="0in" svg:width="0.9654in" svg:height="0.3929in" draw:z-index="10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attenuation</text:p>
          </table:table-cell>
          <table:table-cell table:style-name="Table1.A2" office:value-type="string">
            <text:p text:style-name="Table_20_Contents"><draw:frame draw:style-name="fr3" draw:name="Object13" text:anchor-type="as-char" svg:width="0.9953in" svg:height="0.4744in" draw:z-index="11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Object10" text:anchor-type="as-char" svg:y="0in" svg:width="1.5563in" svg:height="0.4701in" draw:z-index="6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Phase constant</text:p>
          </table:table-cell>
          <table:table-cell table:style-name="Table1.A2" office:value-type="string">
            <text:p text:style-name="P4"><draw:frame draw:style-name="fr1" draw:name="Object6" text:anchor-type="as-char" svg:y="0in" svg:width="1.7937in" svg:height="0.5098in" draw:z-index="1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e1.C2" office:value-type="string">
            <text:p text:style-name="Table_20_Contents"><draw:frame draw:style-name="fr1" draw:name="Object11" text:anchor-type="as-char" svg:y="0in" svg:width="2.2417in" svg:height="0.5028in" draw:z-index="7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Standard"/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Wave in Good Conductor <draw:frame draw:style-name="fr1" draw:name="Object27" text:anchor-type="as-char" svg:y="0in" svg:width="0.6598in" svg:height="0.3992in" draw:z-index="13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Table2.C1" office:value-type="string">
            <text:p text:style-name="Table_20_Contents">Wave in Low loss Dielectric <draw:frame draw:style-name="fr1" draw:name="Object29" text:anchor-type="as-char" svg:y="-0.2217in" svg:width="0.6598in" svg:height="0.3992in" draw:z-index="1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Velocity</text:p>
          </table:table-cell>
          <table:table-cell table:style-name="Table2.A2" office:value-type="string">
            <text:p text:style-name="Table_20_Contents"><draw:frame draw:style-name="fr2" draw:name="Object15" text:anchor-type="as-char" svg:width="0.6154in" svg:height="0.2091in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le2.C2" office:value-type="string">
            <text:p text:style-name="Table_20_Contents"><draw:frame draw:style-name="fr2" draw:name="Object16" text:anchor-type="as-char" svg:width="0.7083in" svg:height="0.4075in" draw:z-index="1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Wavenumber</text:p>
          </table:table-cell>
          <table:table-cell table:style-name="Table2.A2" office:value-type="string">
            <text:p text:style-name="Table_20_Contents"><draw:frame draw:style-name="fr2" draw:name="Object17" text:anchor-type="as-char" svg:width="0.5756in" svg:height="0.3929in" draw:z-index="18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le2.C2" office:value-type="string">
            <text:p text:style-name="Table_20_Contents"><draw:frame draw:style-name="fr2" draw:name="Object18" text:anchor-type="as-char" svg:width="0.5756in" svg:height="0.3929in" draw:z-index="1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Impedance</text:p>
          </table:table-cell>
          <table:table-cell table:style-name="Table2.A2" office:value-type="string">
            <text:p text:style-name="Table_20_Contents"><draw:frame draw:style-name="fr1" draw:name="Object19" text:anchor-type="as-char" svg:y="0in" svg:width="0.661in" svg:height="0.3929in" draw:z-index="20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Table2.C2" office:value-type="string">
            <text:p text:style-name="Table_20_Contents"><draw:frame draw:style-name="fr1" draw:name="Object20" text:anchor-type="as-char" svg:y="0in" svg:width="0.5508in" svg:height="0.428in" draw:z-index="2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Loss</text:p>
          </table:table-cell>
          <table:table-cell table:style-name="Table2.A2" office:value-type="string">
            <text:p text:style-name="Table_20_Contents"><draw:frame draw:style-name="fr1" draw:name="Object21" text:anchor-type="as-char" svg:y="0in" svg:width="1.3638in" svg:height="0.3929in" draw:z-index="22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Table2.C2" office:value-type="string">
            <text:p text:style-name="Table_20_Contents"><draw:frame draw:style-name="fr1" draw:name="Object26" text:anchor-type="as-char" svg:y="0in" svg:width="0.9508in" svg:height="0.3992in" draw:z-index="23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 table:style-name="Table2.6">
          <table:table-cell table:style-name="Table2.A2" office:value-type="string">
            <text:p text:style-name="Table_20_Contents">attenuation</text:p>
          </table:table-cell>
          <table:table-cell table:style-name="Table2.A2" office:value-type="string">
            <text:p text:style-name="Table_20_Contents"><draw:frame draw:style-name="fr3" draw:name="Object23" text:anchor-type="as-char" svg:width="0.9354in" svg:height="0.1984in" draw:z-index="25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Table2.C2" office:value-type="string">
            <text:p text:style-name="Table_20_Contents"><draw:frame draw:style-name="fr3" draw:name="Object22" text:anchor-type="as-char" svg:width="0.9953in" svg:height="0.4744in" draw:z-index="26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Phase constant</text:p>
          </table:table-cell>
          <table:table-cell table:style-name="Table2.A2" office:value-type="string">
            <text:p text:style-name="P4"><draw:frame draw:style-name="fr1" draw:name="Object25" text:anchor-type="as-char" svg:y="0in" svg:width="0.9264in" svg:height="0.1984in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e2.C2" office:value-type="string">
            <text:p text:style-name="P4"><draw:frame draw:style-name="fr1" draw:name="Object24" text:anchor-type="as-char" svg:y="0in" svg:width="1.7937in" svg:height="0.5098in" draw:z-index="28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Table_20_Contents">Skin depth</text:p>
          </table:table-cell>
          <table:table-cell table:style-name="Table2.A2" office:value-type="string">
            <text:p text:style-name="P4"><draw:frame draw:style-name="fr1" draw:name="Object28" text:anchor-type="as-char" svg:y="0in" svg:width="0.9661in" svg:height="0.4075in" draw:z-index="24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Table2.C2" office:value-type="string">
            <text:p text:style-name="Table_20_Contents">-</text:p>
          </table:table-cell>
        </table:table-row>
      </table:table>
      <text:p text:style-name="Standard"/>
      <text:p text:style-name="Standard">General case: <draw:frame draw:style-name="fr3" draw:name="Object5" text:anchor-type="as-char" svg:width="1.8827in" svg:height="0.5957in" draw:z-index="17"><draw:object xlink:href="./Object 5" xlink:type="simple" xlink:show="embed" xlink:actuate="onLoad"/><draw:image xlink:href="./ObjectReplacements/Object 5" xlink:type="simple" xlink:show="embed" xlink:actuate="onLoad"/></draw:frame><draw:frame draw:style-name="fr3" draw:name="Object12" text:anchor-type="as-char" svg:width="1.8744in" svg:height="0.5957in" draw:z-index="8"><draw:object xlink:href="./Object 12" xlink:type="simple" xlink:show="embed" xlink:actuate="onLoad"/><draw:image xlink:href="./ObjectReplacements/Object 12" xlink:type="simple" xlink:show="embed" xlink:actuate="onLoad"/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>Uniform Plane Wave</text:p>
          </table:table-cell>
          <table:table-cell table:style-name="Table3.C1" office:value-type="string">
            <text:p text:style-name="Table_20_Contents">Transmission line</text:p>
          </table:table-cell>
        </table:table-row>
        <table:table-row>
          <table:table-cell table:style-name="Table3.A2" office:value-type="string">
            <text:p text:style-name="Table_20_Contents">Reflection coefficient</text:p>
          </table:table-cell>
          <table:table-cell table:style-name="Table3.A2" office:value-type="string">
            <text:p text:style-name="Table_20_Contents"><draw:frame draw:style-name="fr1" draw:name="Object30" text:anchor-type="as-char" svg:y="0in" svg:width="0.7984in" svg:height="0.4429in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2" draw:name="Object31" text:anchor-type="as-char" svg:width="0.8484in" svg:height="0.4429in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Transmission coefficient</text:p>
          </table:table-cell>
          <table:table-cell table:style-name="Table3.A2" office:value-type="string">
            <text:p text:style-name="Table_20_Contents"><draw:frame draw:style-name="fr2" draw:name="Object32" text:anchor-type="as-char" svg:width="1.2571in" svg:height="0.4429in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2" draw:name="Object33" text:anchor-type="as-char" svg:width="1.3071in" svg:height="0.4429in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Reflected Power Ratio</text:p>
          </table:table-cell>
          <table:table-cell table:style-name="Table3.A2" office:value-type="string">
            <text:p text:style-name="Table_20_Contents"><draw:frame draw:style-name="fr1" draw:name="Object34" text:anchor-type="as-char" svg:y="0in" svg:width="0.8201in" svg:height="0.4429in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1" draw:name="Object35" text:anchor-type="as-char" svg:y="0in" svg:width="0.8201in" svg:height="0.4429in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Transmitted power ratio</text:p>
          </table:table-cell>
          <table:table-cell table:style-name="Table3.A2" office:value-type="string">
            <text:p text:style-name="Table_20_Contents"><draw:frame draw:style-name="fr1" draw:name="Object36" text:anchor-type="as-char" svg:y="0in" svg:width="1.0398in" svg:height="0.4429in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1" draw:name="Object37" text:anchor-type="as-char" svg:y="0in" svg:width="1.0398in" svg:height="0.4429in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Standing wave ratio</text:p>
          </table:table-cell>
          <table:table-cell table:style-name="Table3.A2" office:value-type="string">
            <text:p text:style-name="Table_20_Contents"><draw:frame draw:style-name="fr1" draw:name="Object38" text:anchor-type="as-char" svg:y="0in" svg:width="0.9953in" svg:height="0.4063in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1" draw:name="Object39" text:anchor-type="as-char" svg:y="0in" svg:width="0.9953in" svg:height="0.4063in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Impedance transfer</text:p>
          </table:table-cell>
          <table:table-cell table:style-name="Table3.A2" office:value-type="string">
            <text:p text:style-name="Table_20_Contents"><draw:frame draw:style-name="fr1" draw:name="Object40" text:anchor-type="as-char" svg:y="0in" svg:width="1.7161in" svg:height="0.4429in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1" draw:name="Object41" text:anchor-type="as-char" svg:y="0in" svg:width="1.7201in" svg:height="0.4429in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Table_20_Contents">Quarter-wave matching</text:p>
          </table:table-cell>
          <table:table-cell table:style-name="Table3.A2" office:value-type="string">
            <text:p text:style-name="Table_20_Contents"><draw:frame draw:style-name="fr1" draw:name="Object42" text:anchor-type="as-char" svg:y="0in" svg:width="0.7752in" svg:height="0.2244in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3.C2" office:value-type="string">
            <text:p text:style-name="Table_20_Contents"><draw:frame draw:style-name="fr1" draw:name="Object43" text:anchor-type="as-char" svg:y="0in" svg:width="0.8492in" svg:height="0.2244in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style:writing-mode="lr-tb"/>
      <style:text-properties officeooo:paragraph-rsid="001fb767"/>
    </style:style>
    <style:style style:name="MP2" style:family="paragraph" style:parent-style-name="Horizontal_20_Line">
      <style:text-properties fo:font-size="6pt" officeooo:paragraph-rsid="001fb767" style:font-size-asian="6pt" style:font-size-complex="6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1e2d7d" style:font-size-asian="10pt" style:font-size-complex="10pt"/>
    </style:style>
    <style:page-layout style:name="Mpm1">
      <style:page-layout-properties fo:page-width="8.5in" fo:page-height="1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opyright </text:span><text:span text:style-name="MT2">2008</text:span><text:span text:style-name="MT1"> by Kiavash<text:tab/><text:tab/>This </text:span><text:span text:style-name="MT2">document </text:span><text:span text:style-name="MT1">is licensed under a </text:span><text:a xlink:type="simple" xlink:href="http://creativecommons.org/licenses/by/4.0/" text:style-name="Internet_20_link" text:visited-style-name="Visited_20_Internet_20_Link"><text:span text:style-name="MT1">Creative Commons Attribution 4.0 International License</text:span></text:a><text:span text:style-name="MT1">.</text:span></text:p>
        <text:p text:style-name="MP2"/>
      </style:head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4.2$Linux_X86_64 LibreOffice_project/3d775be2011f3886db32dfd395a6a6d1ca2630ff</meta:generator>
    <meta:creation-date>2020-06-05T15:19:28.163506431</meta:creation-date>
    <dc:language>en-US</dc:language>
    <meta:editing-cycles>1</meta:editing-cycles>
    <meta:editing-duration>P0D</meta:editing-duration>
    <meta:document-statistic meta:table-count="3" meta:image-count="0" meta:object-count="43" meta:page-count="2" meta:paragraph-count="68" meta:word-count="78" meta:character-count="556" meta:non-whitespace-character-count="503"/>
    <meta:user-defined meta:name="License Name">Creative Commons Attribution 4.0 International License</meta:user-defined>
    <meta:user-defined meta:name="license">http://creativecommons.org/licenses/by/4.0/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p</math:mi>
      </math:msub>
      <math:mo math:stretchy="false">=</math:mo>
      <math:mfrac>
        <math:mn>1</math:mn>
        <math:msqrt>
          <math:mrow>
            <math:mo math:stretchy="false">μ</math:mo>
            <math:mo math:stretchy="false">ε</math:mo>
          </math:mrow>
        </math:msqrt>
      </math:mfrac>
    </math:mrow>
    <math:annotation math:encoding="StarMath 5.0">v_p = {1} over {sqrt{%mu%epsilon}}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≈</math:mo>
        <math:mfrac>
          <math:mn>1</math:mn>
          <math:mn>2</math:mn>
        </math:mfrac>
      </math:mrow>
      <math:mfenced math:open="" math:close="">
        <math:mrow>
          <math:mi>R</math:mi>
          <math:mrow>
            <math:msqrt>
              <math:mfrac>
                <math:mi>C</math:mi>
                <math:mi>L</math:mi>
              </math:mfrac>
            </math:msqrt>
            <math:mo math:stretchy="false">+</math:mo>
            <math:mi>G</math:mi>
          </math:mrow>
          <math:msqrt>
            <math:mfrac>
              <math:mi>L</math:mi>
              <math:mi>C</math:mi>
            </math:mfrac>
          </math:msqrt>
        </math:mrow>
      </math:mfenced>
    </math:mrow>
    <math:annotation math:encoding="StarMath 5.0">%alpha approx {1 over 2} left( R sqrt{C over L} + G sqrt{L over C}right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≈</math:mo>
        <math:mo math:stretchy="false">ω</math:mo>
      </math:mrow>
      <math:msqrt>
        <math:mi math:fontstyle="italic">LC</math:mi>
      </math:msqrt>
      <math:mfenced math:open="[" math:close="]">
        <math:mrow>
          <math:mrow>
            <math:mn>1</math:mn>
            <math:mo math:stretchy="false">+</math:mo>
            <math:mfrac>
              <math:mn>1</math:mn>
              <math:mn>8</math:mn>
            </math:mfrac>
          </math:mrow>
          <math:msup>
            <math:mfenced math:open="" math:close="">
              <math:mrow>
                <math:mfrac>
                  <math:mi>R</math:mi>
                  <math:mrow>
                    <math:mo math:stretchy="false">ω</math:mo>
                    <math:mi>L</math:mi>
                  </math:mrow>
                </math:mfrac>
                <math:mo math:stretchy="false">−</math:mo>
                <math:mfrac>
                  <math:mi>G</math:mi>
                  <math:mrow>
                    <math:mo math:stretchy="false">ω</math:mo>
                    <math:mi>C</math:mi>
                  </math:mrow>
                </math:mfrac>
              </math:mrow>
            </math:mfenced>
            <math:mn>2</math:mn>
          </math:msup>
        </math:mrow>
      </math:mfenced>
    </math:mrow>
    <math:annotation math:encoding="StarMath 5.0">%beta approx  %omega sqrt{LC} left[ 1+ {1 over 8} left( {R over {%omega L}}-{G over {%omega C}} right)^2 right]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=</math:mo>
        <math:mo math:stretchy="false">ω</math:mo>
      </math:mrow>
      <math:msqrt>
        <math:mfrac>
          <math:mrow>
            <math:mo math:stretchy="false">μ</math:mo>
            <math:msup>
              <math:mo math:stretchy="false">ε</math:mo>
              <math:mi>'</math:mi>
            </math:msup>
          </math:mrow>
          <math:mn>2</math:mn>
        </math:mfrac>
      </math:msqrt>
      <math:msqrt>
        <math:mrow>
          <math:msqrt>
            <math:mrow>
              <math:mn>1</math:mn>
              <math:mo math:stretchy="false">+</math:mo>
              <math:msup>
                <math:mfenced math:open="" math:close="">
                  <math:mfrac>
                    <math:msup>
                      <math:mo math:stretchy="false">ε</math:mo>
                      <math:mrow>
                        <math:mi>'</math:mi>
                        <math:mi>'</math:mi>
                      </math:mrow>
                    </math:msup>
                    <math:msup>
                      <math:mo math:stretchy="false">ε</math:mo>
                      <math:mi>'</math:mi>
                    </math:msup>
                  </math:mfrac>
                </math:mfenced>
                <math:mn>2</math:mn>
              </math:msup>
            </math:mrow>
          </math:msqrt>
          <math:mo math:stretchy="false">+</math:mo>
          <math:mn>1</math:mn>
        </math:mrow>
      </math:msqrt>
    </math:mrow>
    <math:annotation math:encoding="StarMath 5.0">%beta = %omega sqrt{{%mu %epsilon^'} over 2} sqrt{sqrt{1+left ( %epsilon^{''} over %epsilon^{'} right )^2} +1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≈</math:mo>
        <math:mfrac>
          <math:mn>1</math:mn>
          <math:mn>2</math:mn>
        </math:mfrac>
      </math:mrow>
      <math:mfenced math:open="" math:close="">
        <math:mrow>
          <math:mo math:stretchy="false">σ</math:mo>
          <math:msqrt>
            <math:mfrac>
              <math:mo math:stretchy="false">μ</math:mo>
              <math:msup>
                <math:mo math:stretchy="false">ε</math:mo>
                <math:mi>'</math:mi>
              </math:msup>
            </math:mfrac>
          </math:msqrt>
        </math:mrow>
      </math:mfenced>
    </math:mrow>
    <math:annotation math:encoding="StarMath 5.0">%alpha approx {1 over 2} left(%sigma sqrt{%mu over %epsilon^'}right)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tan</math:mi>
      <math:mrow>
        <math:mrow>
          <math:mo math:stretchy="false">(</math:mo>
          <math:mo math:stretchy="false">θ</math:mo>
          <math:mo math:stretchy="false">)</math:mo>
        </math:mrow>
        <math:mo math:stretchy="false">=</math:mo>
        <math:mfrac>
          <math:mi>G</math:mi>
          <math:mrow>
            <math:mo math:stretchy="false">ω</math:mo>
            <math:mi>C</math:mi>
          </math:mrow>
        </math:mfrac>
      </math:mrow>
    </math:mrow>
    <math:annotation math:encoding="StarMath 5.0">tan(%theta) = G over {%omega C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v</math:mi>
          <math:mi>p</math:mi>
        </math:msub>
        <math:mo math:stretchy="false">=</math:mo>
        <math:mo math:stretchy="false">ω</math:mo>
      </math:mrow>
      <math:mo math:stretchy="false">δ</math:mo>
    </math:mrow>
    <math:annotation math:encoding="StarMath 5.0">v_p = %omega%delta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p</math:mi>
      </math:msub>
      <math:mo math:stretchy="false">=</math:mo>
      <math:mfrac>
        <math:mn>1</math:mn>
        <math:msqrt>
          <math:mrow>
            <math:mo math:stretchy="false">μ</math:mo>
            <math:mo math:stretchy="false">ε</math:mo>
          </math:mrow>
        </math:msqrt>
      </math:mfrac>
    </math:mrow>
    <math:annotation math:encoding="StarMath 5.0">v_p = {1} over {sqrt{%mu%epsilon}} 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=</math:mo>
      <math:mfrac>
        <math:mrow>
          <math:mn>2</math:mn>
          <math:mo math:stretchy="false">π</math:mo>
        </math:mrow>
        <math:mo math:stretchy="false">λ</math:mo>
      </math:mfrac>
    </math:mrow>
    <math:annotation math:encoding="StarMath 5.0">%beta = {2 %pi} over {%lambda} 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=</math:mo>
      <math:mfrac>
        <math:mrow>
          <math:mn>2</math:mn>
          <math:mo math:stretchy="false">π</math:mo>
        </math:mrow>
        <math:mo math:stretchy="false">λ</math:mo>
      </math:mfrac>
    </math:mrow>
    <math:annotation math:encoding="StarMath 5.0">%beta = {2 %pi} over {%lambda} 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o math:stretchy="false">=</math:mo>
      <math:mfrac>
        <math:mrow>
          <math:mn>1</math:mn>
          <math:mo math:stretchy="false">+</math:mo>
          <math:mi>j</math:mi>
        </math:mrow>
        <math:mrow>
          <math:mo math:stretchy="false">σ</math:mo>
          <math:mo math:stretchy="false">δ</math:mo>
        </math:mrow>
      </math:mfrac>
    </math:mrow>
    <math:annotation math:encoding="StarMath 5.0">%eta = {1+j} over {%sigma %delta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=</math:mo>
      <math:mfrac>
        <math:mrow>
          <math:mn>2</math:mn>
          <math:mo math:stretchy="false">π</math:mo>
        </math:mrow>
        <math:mo math:stretchy="false">λ</math:mo>
      </math:mfrac>
    </math:mrow>
    <math:annotation math:encoding="StarMath 5.0">%beta = {2 %pi} over {%lambda}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η</math:mo>
      <math:mo math:stretchy="false">=</math:mo>
      <math:msqrt>
        <math:mfrac>
          <math:mo math:stretchy="false">μ</math:mo>
          <math:mo math:stretchy="false">ε</math:mo>
        </math:mfrac>
      </math:msqrt>
    </math:mrow>
    <math:annotation math:encoding="StarMath 5.0">%eta = sqrt{{%mu} over {%epsilon}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row>
        <math:mi>R</math:mi>
        <math:mo math:stretchy="false">=</math:mo>
        <math:mfrac>
          <math:mn>1</math:mn>
          <math:mrow>
            <math:mn>2a</math:mn>
            <math:mo math:stretchy="false">σ</math:mo>
            <math:mo math:stretchy="false">π</math:mo>
            <math:mo math:stretchy="false">δ</math:mo>
          </math:mrow>
        </math:mfrac>
      </math:mrow>
      <math:mfenced math:open="" math:close="">
        <math:mrow>
          <math:mo math:stretchy="false">Ω</math:mo>
          <math:mo math:stretchy="false">/</math:mo>
          <math:mi>m</math:mi>
        </math:mrow>
      </math:mfenced>
    </math:mrow>
    <math:annotation math:encoding="StarMath 5.0">R = 1 over {2a%sigma %pi %delta} left(%OMEGA/m righ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≈</math:mo>
        <math:mfrac>
          <math:mn>1</math:mn>
          <math:mn>2</math:mn>
        </math:mfrac>
      </math:mrow>
      <math:mfenced math:open="" math:close="">
        <math:mrow>
          <math:mo math:stretchy="false">σ</math:mo>
          <math:msqrt>
            <math:mfrac>
              <math:mo math:stretchy="false">μ</math:mo>
              <math:msup>
                <math:mo math:stretchy="false">ε</math:mo>
                <math:mi>'</math:mi>
              </math:msup>
            </math:mfrac>
          </math:msqrt>
        </math:mrow>
      </math:mfenced>
    </math:mrow>
    <math:annotation math:encoding="StarMath 5.0">%alpha approx {1 over 2} left(%sigma sqrt{%mu over %epsilon^'}right)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o math:stretchy="false">α</math:mo>
      <math:mo math:stretchy="false">≈</math:mo>
      <math:msqrt>
        <math:mrow>
          <math:mo math:stretchy="false">π</math:mo>
          <math:mi>f</math:mi>
          <math:mo math:stretchy="false">μ</math:mo>
          <math:mo math:stretchy="false">σ</math:mo>
        </math:mrow>
      </math:msqrt>
    </math:mrow>
    <math:annotation math:encoding="StarMath 5.0">%alpha approx sqrt{%pi f %mu %sigma}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≈</math:mo>
        <math:mo math:stretchy="false">ω</math:mo>
      </math:mrow>
      <math:msqrt>
        <math:mrow>
          <math:mo math:stretchy="false">μ</math:mo>
          <math:msup>
            <math:mo math:stretchy="false">ε</math:mo>
            <math:mi>'</math:mi>
          </math:msup>
        </math:mrow>
      </math:msqrt>
      <math:mfenced math:open="[" math:close="]">
        <math:mrow>
          <math:mrow>
            <math:mn>1</math:mn>
            <math:mo math:stretchy="false">+</math:mo>
            <math:mfrac>
              <math:mn>1</math:mn>
              <math:mn>8</math:mn>
            </math:mfrac>
          </math:mrow>
          <math:msup>
            <math:mfenced math:open="" math:close="">
              <math:mfrac>
                <math:mo math:stretchy="false">σ</math:mo>
                <math:mrow>
                  <math:mo math:stretchy="false">ω</math:mo>
                  <math:msup>
                    <math:mo math:stretchy="false">ε</math:mo>
                    <math:mi>'</math:mi>
                  </math:msup>
                </math:mrow>
              </math:mfrac>
            </math:mfenced>
            <math:mn>2</math:mn>
          </math:msup>
        </math:mrow>
      </math:mfenced>
    </math:mrow>
    <math:annotation math:encoding="StarMath 5.0">%beta approx %omega sqrt{%mu%epsilon^'} left[ 1+ {1 over 8} left( {%sigma over {%omega %epsilon^'}} right)^2 right]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≈</math:mo>
      <math:msqrt>
        <math:mrow>
          <math:mo math:stretchy="false">π</math:mo>
          <math:mi>f</math:mi>
          <math:mo math:stretchy="false">μ</math:mo>
          <math:mo math:stretchy="false">σ</math:mo>
        </math:mrow>
      </math:msqrt>
    </math:mrow>
    <math:annotation math:encoding="StarMath 5.0">%beta approx sqrt{%pi f %mu %sigma}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tan</math:mi>
      <math:mrow>
        <math:mrow>
          <math:mo math:stretchy="false">(</math:mo>
          <math:mo math:stretchy="false">θ</math:mo>
          <math:mo math:stretchy="false">)</math:mo>
        </math:mrow>
        <math:mo math:stretchy="false">=</math:mo>
        <math:mfrac>
          <math:mo math:stretchy="false">σ</math:mo>
          <math:mrow>
            <math:mo math:stretchy="false">ω</math:mo>
            <math:msup>
              <math:mo math:stretchy="false">ε</math:mo>
              <math:mi>'</math:mi>
            </math:msup>
          </math:mrow>
        </math:mfrac>
      </math:mrow>
    </math:mrow>
    <math:annotation math:encoding="StarMath 5.0">tan(%theta) = %sigma over {%omega%epsilon^{'}}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σ</math:mo>
        <math:mrow>
          <math:mo math:stretchy="false">ω</math:mo>
          <math:msup>
            <math:mo math:stretchy="false">ε</math:mo>
            <math:mi>'</math:mi>
          </math:msup>
        </math:mrow>
      </math:mfrac>
      <math:mo math:stretchy="false">≫</math:mo>
      <math:mn>1</math:mn>
    </math:mrow>
    <math:annotation math:encoding="StarMath 5.0">%sigma over {%omega %epsilon^'}&gt;&gt;1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o math:stretchy="false">=</math:mo>
      <math:mfrac>
        <math:mn>1</math:mn>
        <math:msqrt>
          <math:mrow>
            <math:mo math:stretchy="false">π</math:mo>
            <math:mi>f</math:mi>
            <math:mo math:stretchy="false">μ</math:mo>
            <math:mo math:stretchy="false">σ</math:mo>
          </math:mrow>
        </math:msqrt>
      </math:mfrac>
    </math:mrow>
    <math:annotation math:encoding="StarMath 5.0">%delta = 1 over sqrt{%pi f %mu %sigma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frac>
        <math:mo math:stretchy="false">σ</math:mo>
        <math:mrow>
          <math:mo math:stretchy="false">ω</math:mo>
          <math:msup>
            <math:mo math:stretchy="false">ε</math:mo>
            <math:mi>'</math:mi>
          </math:msup>
        </math:mrow>
      </math:mfrac>
      <math:mo math:stretchy="false">≪</math:mo>
      <math:mn>1</math:mn>
    </math:mrow>
    <math:annotation math:encoding="StarMath 5.0">%sigma over {%omega %epsilon^'}&lt;&lt;1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η</math:mo>
        <math:mo math:stretchy="false">=</math:mo>
        <math:msqrt>
          <math:mfrac>
            <math:mrow>
              <math:mi>j</math:mi>
              <math:mo math:stretchy="false">ω</math:mo>
              <math:mo math:stretchy="false">μ</math:mo>
            </math:mrow>
            <math:mrow>
              <math:mrow>
                <math:mo math:stretchy="false">σ</math:mo>
                <math:mo math:stretchy="false">+</math:mo>
                <math:mi>j</math:mi>
              </math:mrow>
              <math:mo math:stretchy="false">ω</math:mo>
              <math:msup>
                <math:mo math:stretchy="false">ε</math:mo>
                <math:mi>'</math:mi>
              </math:msup>
            </math:mrow>
          </math:mfrac>
        </math:msqrt>
      </math:mrow>
      <math:mo math:stretchy="false">≈</math:mo>
      <math:msqrt>
        <math:mfrac>
          <math:mo math:stretchy="false">μ</math:mo>
          <math:mo math:stretchy="false">ε</math:mo>
        </math:mfrac>
      </math:msqrt>
    </math:mrow>
    <math:annotation math:encoding="StarMath 5.0">%eta = sqrt{{j %omega %mu} over {%sigma + j %omega %epsilon^'}} approx sqrt{{%mu} over {%epsilon}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o math:stretchy="false">=</math:mo>
      <math:mfrac>
        <math:mrow>
          <math:msub>
            <math:mo math:stretchy="false">η</math:mo>
            <math:mn>2</math:mn>
          </math:msub>
          <math:mo math:stretchy="false">−</math:mo>
          <math:msub>
            <math:mo math:stretchy="false">η</math:mo>
            <math:mn>1</math:mn>
          </math:msub>
        </math:mrow>
        <math:mrow>
          <math:msub>
            <math:mo math:stretchy="false">η</math:mo>
            <math:mn>2</math:mn>
          </math:msub>
          <math:mo math:stretchy="false">+</math:mo>
          <math:msub>
            <math:mo math:stretchy="false">η</math:mo>
            <math:mn>1</math:mn>
          </math:msub>
        </math:mrow>
      </math:mfrac>
    </math:mrow>
    <math:annotation math:encoding="StarMath 5.0">%GAMMA = {%eta_2-%eta_1} over {%eta_2+%eta_1} 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o math:stretchy="false">Γ</math:mo>
      <math:mo math:stretchy="false">=</math:mo>
      <math:mfrac>
        <math:mrow>
          <math:msub>
            <math:mi>Z</math:mi>
            <math:mn>2</math:mn>
          </math:msub>
          <math:mo math:stretchy="false">−</math:mo>
          <math:msub>
            <math:mi>Z</math:mi>
            <math:mn>1</math:mn>
          </math:msub>
        </math:mrow>
        <math:mrow>
          <math:msub>
            <math:mi>Z</math:mi>
            <math:mn>2</math:mn>
          </math:msub>
          <math:mo math:stretchy="false">+</math:mo>
          <math:msub>
            <math:mi>Z</math:mi>
            <math:mn>1</math:mn>
          </math:msub>
        </math:mrow>
      </math:mfrac>
    </math:mrow>
    <math:annotation math:encoding="StarMath 5.0">%GAMMA = {Z_2-Z_1} over {Z_2+Z_1} 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row>
          <math:mn>1</math:mn>
          <math:mo math:stretchy="false">+</math:mo>
          <math:mo math:stretchy="false">Γ</math:mo>
        </math:mrow>
      </math:mrow>
      <math:mo math:stretchy="false">=</math:mo>
      <math:mfrac>
        <math:mrow>
          <math:mn>2</math:mn>
          <math:msub>
            <math:mo math:stretchy="false">η</math:mo>
            <math:mn>2</math:mn>
          </math:msub>
        </math:mrow>
        <math:mrow>
          <math:msub>
            <math:mo math:stretchy="false">η</math:mo>
            <math:mn>2</math:mn>
          </math:msub>
          <math:mo math:stretchy="false">+</math:mo>
          <math:msub>
            <math:mo math:stretchy="false">η</math:mo>
            <math:mn>1</math:mn>
          </math:msub>
        </math:mrow>
      </math:mfrac>
    </math:mrow>
    <math:annotation math:encoding="StarMath 5.0">%tau = 1+%GAMMA = {2%eta_2} over {%eta_2+%eta_1} 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τ</math:mo>
        <math:mo math:stretchy="false">=</math:mo>
        <math:mrow>
          <math:mn>1</math:mn>
          <math:mo math:stretchy="false">+</math:mo>
          <math:mo math:stretchy="false">Γ</math:mo>
        </math:mrow>
      </math:mrow>
      <math:mo math:stretchy="false">=</math:mo>
      <math:mfrac>
        <math:mrow>
          <math:mn>2</math:mn>
          <math:msub>
            <math:mi>Z</math:mi>
            <math:mn>2</math:mn>
          </math:msub>
        </math:mrow>
        <math:mrow>
          <math:msub>
            <math:mi>Z</math:mi>
            <math:mn>2</math:mn>
          </math:msub>
          <math:mo math:stretchy="false">+</math:mo>
          <math:msub>
            <math:mi>Z</math:mi>
            <math:mn>1</math:mn>
          </math:msub>
        </math:mrow>
      </math:mfrac>
    </math:mrow>
    <math:annotation math:encoding="StarMath 5.0">%tau = 1+%GAMMA = {2 Z_2} over {Z_2+Z_1} 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〈</math:mo>
          <math:msub>
            <math:mi>S</math:mi>
            <math:mn>1r</math:mn>
          </math:msub>
          <math:mo math:stretchy="false">〉</math:mo>
        </math:mrow>
        <math:mrow>
          <math:mo math:stretchy="false">〈</math:mo>
          <math:msub>
            <math:mi>S</math:mi>
            <math:mn>1i</math:mn>
          </math:msub>
          <math:mo math:stretchy="false">〉</math:mo>
        </math:mrow>
      </math:mfrac>
      <math:mo math:stretchy="false">=</math:mo>
      <math:msup>
        <math:mrow>
          <math:mo math:stretchy="false">∣</math:mo>
          <math:mo math:stretchy="false">Γ</math:mo>
          <math:mo math:stretchy="false">∣</math:mo>
        </math:mrow>
        <math:mn>2</math:mn>
      </math:msup>
    </math:mrow>
    <math:annotation math:encoding="StarMath 5.0">{langle S_1r rangle} over {langle S_1i rangle} = lline %GAMMA rline^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〈</math:mo>
          <math:msub>
            <math:mi>S</math:mi>
            <math:mn>1r</math:mn>
          </math:msub>
          <math:mo math:stretchy="false">〉</math:mo>
        </math:mrow>
        <math:mrow>
          <math:mo math:stretchy="false">〈</math:mo>
          <math:msub>
            <math:mi>S</math:mi>
            <math:mn>1i</math:mn>
          </math:msub>
          <math:mo math:stretchy="false">〉</math:mo>
        </math:mrow>
      </math:mfrac>
      <math:mo math:stretchy="false">=</math:mo>
      <math:msup>
        <math:mrow>
          <math:mo math:stretchy="false">∣</math:mo>
          <math:mo math:stretchy="false">Γ</math:mo>
          <math:mo math:stretchy="false">∣</math:mo>
        </math:mrow>
        <math:mn>2</math:mn>
      </math:msup>
    </math:mrow>
    <math:annotation math:encoding="StarMath 5.0">{langle S_1r rangle} over {langle S_1i rangle} = lline %GAMMA rline^2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〈</math:mo>
          <math:msub>
            <math:mi>S</math:mi>
            <math:mn>2t</math:mn>
          </math:msub>
          <math:mo math:stretchy="false">〉</math:mo>
        </math:mrow>
        <math:mrow>
          <math:mo math:stretchy="false">〈</math:mo>
          <math:msub>
            <math:mi>S</math:mi>
            <math:mn>1i</math:mn>
          </math:msub>
          <math:mo math:stretchy="false">〉</math:mo>
        </math:mrow>
      </math:mfrac>
      <math:mo math:stretchy="false">=</math:mo>
      <math:mrow>
        <math:mn>1</math:mn>
        <math:mo math:stretchy="false">−</math:mo>
        <math:msup>
          <math:mrow>
            <math:mo math:stretchy="false">∣</math:mo>
            <math:mo math:stretchy="false">Γ</math:mo>
            <math:mo math:stretchy="false">∣</math:mo>
          </math:mrow>
          <math:mn>2</math:mn>
        </math:msup>
      </math:mrow>
    </math:mrow>
    <math:annotation math:encoding="StarMath 5.0">{langle S_2t rangle} over {langle S_1i rangle} = 1- lline %GAMMA rline^2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〈</math:mo>
          <math:msub>
            <math:mi>S</math:mi>
            <math:mn>2t</math:mn>
          </math:msub>
          <math:mo math:stretchy="false">〉</math:mo>
        </math:mrow>
        <math:mrow>
          <math:mo math:stretchy="false">〈</math:mo>
          <math:msub>
            <math:mi>S</math:mi>
            <math:mn>1i</math:mn>
          </math:msub>
          <math:mo math:stretchy="false">〉</math:mo>
        </math:mrow>
      </math:mfrac>
      <math:mo math:stretchy="false">=</math:mo>
      <math:mrow>
        <math:mn>1</math:mn>
        <math:mo math:stretchy="false">−</math:mo>
        <math:msup>
          <math:mrow>
            <math:mo math:stretchy="false">∣</math:mo>
            <math:mo math:stretchy="false">Γ</math:mo>
            <math:mo math:stretchy="false">∣</math:mo>
          </math:mrow>
          <math:mn>2</math:mn>
        </math:msup>
      </math:mrow>
    </math:mrow>
    <math:annotation math:encoding="StarMath 5.0">{langle S_2t rangle} over {langle S_1i rangle} = 1- lline %GAMMA rline^2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 math:fontstyle="italic">SWR</math:mi>
      <math:mo math:stretchy="false">=</math:mo>
      <math:mfrac>
        <math:mrow>
          <math:mn>1</math:mn>
          <math:mo math:stretchy="false">+</math:mo>
          <math:mrow>
            <math:mo math:stretchy="false">∣</math:mo>
            <math:mo math:stretchy="false">Γ</math:mo>
            <math:mo math:stretchy="false">∣</math:mo>
          </math:mrow>
        </math:mrow>
        <math:mrow>
          <math:mn>1</math:mn>
          <math:mo math:stretchy="false">−</math:mo>
          <math:mrow>
            <math:mo math:stretchy="false">∣</math:mo>
            <math:mo math:stretchy="false">Γ</math:mo>
            <math:mo math:stretchy="false">∣</math:mo>
          </math:mrow>
        </math:mrow>
      </math:mfrac>
    </math:mrow>
    <math:annotation math:encoding="StarMath 5.0">SWR = {1+ lline %GAMMA rline} over {1- lline %GAMMA rline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i math:fontstyle="italic">SWR</math:mi>
      <math:mo math:stretchy="false">=</math:mo>
      <math:mfrac>
        <math:mrow>
          <math:mn>1</math:mn>
          <math:mo math:stretchy="false">+</math:mo>
          <math:mrow>
            <math:mo math:stretchy="false">∣</math:mo>
            <math:mo math:stretchy="false">Γ</math:mo>
            <math:mo math:stretchy="false">∣</math:mo>
          </math:mrow>
        </math:mrow>
        <math:mrow>
          <math:mn>1</math:mn>
          <math:mo math:stretchy="false">−</math:mo>
          <math:mrow>
            <math:mo math:stretchy="false">∣</math:mo>
            <math:mo math:stretchy="false">Γ</math:mo>
            <math:mo math:stretchy="false">∣</math:mo>
          </math:mrow>
        </math:mrow>
      </math:mfrac>
    </math:mrow>
    <math:annotation math:encoding="StarMath 5.0">SWR = {1+ lline %GAMMA rline} over {1- lline %GAMMA rline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tan</math:mi>
      <math:mrow>
        <math:mrow>
          <math:mo math:stretchy="false">(</math:mo>
          <math:mo math:stretchy="false">θ</math:mo>
          <math:mo math:stretchy="false">)</math:mo>
        </math:mrow>
        <math:mo math:stretchy="false">=</math:mo>
        <math:mfrac>
          <math:mo math:stretchy="false">σ</math:mo>
          <math:mrow>
            <math:mo math:stretchy="false">ω</math:mo>
            <math:msup>
              <math:mo math:stretchy="false">ε</math:mo>
              <math:mi>'</math:mi>
            </math:msup>
          </math:mrow>
        </math:mfrac>
      </math:mrow>
    </math:mrow>
    <math:annotation math:encoding="StarMath 5.0">tan(%theta) = %sigma over {%omega%epsilon^{'}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η</math:mo>
          <math:mi>w</math:mi>
        </math:msub>
        <math:mo math:stretchy="false">=</math:mo>
        <math:msub>
          <math:mo math:stretchy="false">η</math:mo>
          <math:mn>2</math:mn>
        </math:msub>
      </math:mrow>
      <math:mfrac>
        <math:mrow>
          <math:mrow>
            <math:msub>
              <math:mo math:stretchy="false">η</math:mo>
              <math:mn>3</math:mn>
            </math:msub>
            <math:mo math:stretchy="false">+</math:mo>
            <math:mi>j</math:mi>
          </math:mrow>
          <math:msub>
            <math:mo math:stretchy="false">η</math:mo>
            <math:mn>2</math:mn>
          </math:msub>
          <math:mi>tan</math:mi>
          <math:mrow>
            <math:mo math:stretchy="false">(</math:mo>
            <math:mrow>
              <math:msub>
                <math:mo math:stretchy="false">β</math:mo>
                <math:mn>2</math:mn>
              </math:msub>
              <math:mi>l</math:mi>
            </math:mrow>
            <math:mo math:stretchy="false">)</math:mo>
          </math:mrow>
        </math:mrow>
        <math:mrow>
          <math:mrow>
            <math:msub>
              <math:mo math:stretchy="false">η</math:mo>
              <math:mn>2</math:mn>
            </math:msub>
            <math:mo math:stretchy="false">+</math:mo>
            <math:mi>j</math:mi>
          </math:mrow>
          <math:msub>
            <math:mo math:stretchy="false">η</math:mo>
            <math:mn>3</math:mn>
          </math:msub>
          <math:mi>tan</math:mi>
          <math:mrow>
            <math:mo math:stretchy="false">(</math:mo>
            <math:mrow>
              <math:msub>
                <math:mo math:stretchy="false">β</math:mo>
                <math:mn>2</math:mn>
              </math:msub>
              <math:mi>l</math:mi>
            </math:mrow>
            <math:mo math:stretchy="false">)</math:mo>
          </math:mrow>
        </math:mrow>
      </math:mfrac>
    </math:mrow>
    <math:annotation math:encoding="StarMath 5.0">%eta_w = %eta_2 {%eta_3 + j %eta_2 tan(%beta_2 l)}
						over {%eta_2 + j %eta_3 tan(%beta_2 l)}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i>i</math:mi>
        </math:msub>
        <math:mo math:stretchy="false">=</math:mo>
        <math:msub>
          <math:mi>Z</math:mi>
          <math:mn>2</math:mn>
        </math:msub>
      </math:mrow>
      <math:mfrac>
        <math:mrow>
          <math:mrow>
            <math:msub>
              <math:mi>Z</math:mi>
              <math:mn>3</math:mn>
            </math:msub>
            <math:mo math:stretchy="false">+</math:mo>
            <math:mi>j</math:mi>
          </math:mrow>
          <math:msub>
            <math:mi>Z</math:mi>
            <math:mn>2</math:mn>
          </math:msub>
          <math:mi>tan</math:mi>
          <math:mrow>
            <math:mo math:stretchy="false">(</math:mo>
            <math:mrow>
              <math:mo math:stretchy="false">β</math:mo>
              <math:mi>l</math:mi>
            </math:mrow>
            <math:mo math:stretchy="false">)</math:mo>
          </math:mrow>
        </math:mrow>
        <math:mrow>
          <math:mrow>
            <math:msub>
              <math:mi>Z</math:mi>
              <math:mn>2</math:mn>
            </math:msub>
            <math:mo math:stretchy="false">+</math:mo>
            <math:mi>j</math:mi>
          </math:mrow>
          <math:msub>
            <math:mi>Z</math:mi>
            <math:mn>3</math:mn>
          </math:msub>
          <math:mi>tan</math:mi>
          <math:mrow>
            <math:mo math:stretchy="false">(</math:mo>
            <math:mrow>
              <math:mo math:stretchy="false">β</math:mo>
              <math:mi>l</math:mi>
            </math:mrow>
            <math:mo math:stretchy="false">)</math:mo>
          </math:mrow>
        </math:mrow>
      </math:mfrac>
    </math:mrow>
    <math:annotation math:encoding="StarMath 5.0">Z_i = Z_2 {Z_3 + j Z_2 tan(%beta l)}
						over {Z_2 + j Z_3 tan(%beta l)}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η</math:mo>
        <math:mn>2</math:mn>
      </math:msub>
      <math:mo math:stretchy="false">=</math:mo>
      <math:msqrt>
        <math:mrow>
          <math:msub>
            <math:mo math:stretchy="false">η</math:mo>
            <math:mn>1</math:mn>
          </math:msub>
          <math:msub>
            <math:mo math:stretchy="false">η</math:mo>
            <math:mn>3</math:mn>
          </math:msub>
        </math:mrow>
      </math:msqrt>
    </math:mrow>
    <math:annotation math:encoding="StarMath 5.0">%eta_2 = sqrt{%eta_1 %eta_3}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Z</math:mo>
        <math:mn>2</math:mn>
      </math:msub>
      <math:mo math:stretchy="false">=</math:mo>
      <math:msqrt>
        <math:mrow>
          <math:msub>
            <math:mo math:stretchy="false">Z</math:mo>
            <math:mn>1</math:mn>
          </math:msub>
          <math:msub>
            <math:mo math:stretchy="false">Z</math:mo>
            <math:mn>3</math:mn>
          </math:msub>
        </math:mrow>
      </math:msqrt>
    </math:mrow>
    <math:annotation math:encoding="StarMath 5.0">%Z_2 = sqrt{%Z_1 %Z_3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α</math:mo>
        <math:mo math:stretchy="false">=</math:mo>
        <math:mo math:stretchy="false">ω</math:mo>
      </math:mrow>
      <math:msqrt>
        <math:mfrac>
          <math:mrow>
            <math:mo math:stretchy="false">μ</math:mo>
            <math:msup>
              <math:mo math:stretchy="false">ε</math:mo>
              <math:mi>'</math:mi>
            </math:msup>
          </math:mrow>
          <math:mn>2</math:mn>
        </math:mfrac>
      </math:msqrt>
      <math:msqrt>
        <math:mrow>
          <math:msqrt>
            <math:mrow>
              <math:mn>1</math:mn>
              <math:mo math:stretchy="false">+</math:mo>
              <math:msup>
                <math:mfenced math:open="" math:close="">
                  <math:mfrac>
                    <math:msup>
                      <math:mo math:stretchy="false">ε</math:mo>
                      <math:mrow>
                        <math:mi>'</math:mi>
                        <math:mi>'</math:mi>
                      </math:mrow>
                    </math:msup>
                    <math:msup>
                      <math:mo math:stretchy="false">ε</math:mo>
                      <math:mi>'</math:mi>
                    </math:msup>
                  </math:mfrac>
                </math:mfenced>
                <math:mn>2</math:mn>
              </math:msup>
            </math:mrow>
          </math:msqrt>
          <math:mo math:stretchy="false">−</math:mo>
          <math:mn>1</math:mn>
        </math:mrow>
      </math:msqrt>
    </math:mrow>
    <math:annotation math:encoding="StarMath 5.0">%alpha = %omega sqrt{{%mu %epsilon^'} over 2} sqrt{sqrt{1+left ( %epsilon^{''} over %epsilon^{'} right )^2} -1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β</math:mo>
        <math:mo math:stretchy="false">≈</math:mo>
        <math:mo math:stretchy="false">ω</math:mo>
      </math:mrow>
      <math:msqrt>
        <math:mrow>
          <math:mo math:stretchy="false">μ</math:mo>
          <math:msup>
            <math:mo math:stretchy="false">ε</math:mo>
            <math:mi>'</math:mi>
          </math:msup>
        </math:mrow>
      </math:msqrt>
      <math:mfenced math:open="[" math:close="]">
        <math:mrow>
          <math:mrow>
            <math:mn>1</math:mn>
            <math:mo math:stretchy="false">+</math:mo>
            <math:mfrac>
              <math:mn>1</math:mn>
              <math:mn>8</math:mn>
            </math:mfrac>
          </math:mrow>
          <math:msup>
            <math:mfenced math:open="" math:close="">
              <math:mfrac>
                <math:mo math:stretchy="false">σ</math:mo>
                <math:mrow>
                  <math:mo math:stretchy="false">ω</math:mo>
                  <math:msup>
                    <math:mo math:stretchy="false">ε</math:mo>
                    <math:mi>'</math:mi>
                  </math:msup>
                </math:mrow>
              </math:mfrac>
            </math:mfenced>
            <math:mn>2</math:mn>
          </math:msup>
        </math:mrow>
      </math:mfenced>
    </math:mrow>
    <math:annotation math:encoding="StarMath 5.0">%beta approx %omega sqrt{%mu%epsilon^'} left[ 1+ {1 over 8} left( {%sigma over {%omega %epsilon^'}} right)^2 right]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β</math:mo>
      <math:mo math:stretchy="false">=</math:mo>
      <math:mfrac>
        <math:mrow>
          <math:mn>2</math:mn>
          <math:mo math:stretchy="false">π</math:mo>
        </math:mrow>
        <math:mo math:stretchy="false">λ</math:mo>
      </math:mfrac>
    </math:mrow>
    <math:annotation math:encoding="StarMath 5.0">%beta = {2 %pi} over {%lambda}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Z</math:mi>
          <math:mn>0</math:mn>
        </math:msub>
        <math:mo math:stretchy="false">=</math:mo>
        <math:msqrt>
          <math:mfrac>
            <math:mrow>
              <math:mrow>
                <math:mi>R</math:mi>
                <math:mo math:stretchy="false">+</math:mo>
                <math:mi>j</math:mi>
              </math:mrow>
              <math:mo math:stretchy="false">ω</math:mo>
              <math:mi>L</math:mi>
            </math:mrow>
            <math:mrow>
              <math:mrow>
                <math:mi>G</math:mi>
                <math:mo math:stretchy="false">+</math:mo>
                <math:mi>j</math:mi>
              </math:mrow>
              <math:mo math:stretchy="false">ω</math:mo>
              <math:mi>C</math:mi>
            </math:mrow>
          </math:mfrac>
        </math:msqrt>
      </math:mrow>
      <math:mo math:stretchy="false">≈</math:mo>
      <math:msqrt>
        <math:mfrac>
          <math:mi>L</math:mi>
          <math:mi>C</math:mi>
        </math:mfrac>
      </math:msqrt>
    </math:mrow>
    <math:annotation math:encoding="StarMath 5.0">Z_0 = sqrt{{R+j %omega L} over {G + j %omega C}}
	   approx sqrt{{L} over {C}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i>v</math:mi>
        <math:mi>p</math:mi>
      </math:msub>
      <math:mo math:stretchy="false">=</math:mo>
      <math:mfrac>
        <math:mn>1</math:mn>
        <math:msqrt>
          <math:mi math:fontstyle="italic">LC</math:mi>
        </math:msqrt>
      </math:mfrac>
    </math:mrow>
    <math:annotation math:encoding="StarMath 5.0">v_p = {1} over {sqrt{LC}} </math:annotation>
  </math:semantics>
</math:math>
</file>